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3.06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  <table:table-cell office:value-type="string" calcext:value-type="string">
            <text:p>Vorhanden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Buck Conve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5005296570391.html?spm=a2g0o.order_list.order_list_main.55.573d5c5fDRr11E&amp;gatewayAdapt=glo2de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4V Boost Conve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5006381432341.html?spm=a2g0o.order_list.order_list_main.5.573d5c5fDRr11E&amp;gatewayAdapt=glo2de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rko 100n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ug</text:p>
          </table:table-cell>
          <table:table-cell/>
        </table:table-row>
        <table:table-row table:style-name="ro1">
          <table:table-cell office:value-type="string" calcext:value-type="string">
            <text:p>Diode groß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nug</text:p>
          </table:table-cell>
          <table:table-cell office:value-type="string" calcext:value-type="string">
            <text:p>Pitch 10,16</text:p>
          </table:table-cell>
        </table:table-row>
        <table:table-row table:style-name="ro1">
          <table:table-cell office:value-type="string" calcext:value-type="string">
            <text:p>Diode kle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ug</text:p>
          </table:table-cell>
          <table:table-cell office:value-type="string" calcext:value-type="string">
            <text:p>Pitch 7,62</text:p>
          </table:table-cell>
        </table:table-row>
        <table:table-row table:style-name="ro1">
          <table:table-cell office:value-type="string" calcext:value-type="string">
            <text:p>Schraubterminal 2-Fa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e.aliexpress.com/item/1005009002216100.html?spm=a2g0o.order_list.order_list_main.152.573d5c5fDRr11E&amp;gatewayAdapt=glo2deu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Schraubterminal 3-F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e.aliexpress.com/item/1005009002216100.html?spm=a2g0o.order_list.order_list_main.152.573d5c5fDRr11E&amp;gatewayAdapt=glo2deu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LR-Buchse 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5009831794833.html?spm=a2g0o.order_list.order_list_main.135.573d5c5fDRr11E&amp;gatewayAdapt=glo2deu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SP32 S3 Z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5007948911104.html?spm=a2g0o.order_list.order_list_main.208.573d5c5fDRr11E&amp;gatewayAdapt=glo2deu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enug</text:p>
          </table:table-cell>
          <table:table-cell/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de/de/products/detail/same-sky-formerly-cui-devices/PJ-050BH/16445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 alten platinen</text:p>
          </table:table-cell>
        </table:table-row>
        <table:table-row table:style-name="ro1">
          <table:table-cell office:value-type="string" calcext:value-type="string">
            <text:p>RJ45 Doppelbuch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5007077598876.html?spm=a2g0o.order_list.order_list_main.258.573d5c5fDRr11E&amp;gatewayAdapt=glo2deu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 Blau 3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ug</text:p>
          </table:table-cell>
          <table:table-cell/>
        </table:table-row>
        <table:table-row table:style-name="ro1">
          <table:table-cell office:value-type="string" calcext:value-type="string">
            <text:p>Neopixel WS2812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nug</text:p>
          </table:table-cell>
          <table:table-cell/>
        </table:table-row>
        <table:table-row table:style-name="ro1">
          <table:table-cell office:value-type="string" calcext:value-type="string">
            <text:p>MOSFET IRLZ44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nug</text:p>
          </table:table-cell>
          <table:table-cell/>
        </table:table-row>
        <table:table-row table:style-name="ro1">
          <table:table-cell office:value-type="string" calcext:value-type="string">
            <text:p>Widerstand 100 Oh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derstand 1k Oh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derstand 10k Oh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art Switch BV1HD090FJ-C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ohm.de/products/power-management/ipds/smart-high-side-switch-ics/bv1hd090fj-c-produ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 alten platinen</text:p>
          </table:table-cell>
        </table:table-row>
        <table:table-row table:style-name="ro1">
          <table:table-cell office:value-type="string" calcext:value-type="string">
            <text:p>DMX THVD140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5009482834248.html?spm=a2g0o.order_list.order_list_main.268.573d5c5fDRr11E&amp;gatewayAdapt=glo2deu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ylinkerkopfschraube M3x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ug</text:p>
          </table:table-cell>
          <table:table-cell/>
        </table:table-row>
        <table:table-row table:style-name="ro1">
          <table:table-cell office:value-type="string" calcext:value-type="string">
            <text:p>Senkkopfschraube M3x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nug</text:p>
          </table:table-cell>
          <table:table-cell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ke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20:26:42.359186458</meta:creation-date>
    <dc:date>2026-02-24T21:28:18.036484498</dc:date>
    <meta:editing-duration>PT1H1M35S</meta:editing-duration>
    <meta:editing-cycles>4</meta:editing-cycles>
    <meta:generator>LibreOffice/7.4.7.2$Linux_X86_64 LibreOffice_project/40$Build-2</meta:generator>
    <meta:document-statistic meta:table-count="1" meta:cell-count="91" meta:object-count="0"/>
  </office:meta>
</office:document-meta>
</file>